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ING_WEAPON_RDY ]<text:tab/><text:tab/><text:tab/><text:tab/></text:p>
          </table:table-cell>
          <table:table-cell table:style-name="ce6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ING_ALTERNATIVE_RDY ]<text:tab/><text:tab/><text:tab/></text:p>
          </table:table-cell>
          <table:table-cell table:style-name="ce6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7.09.2020</text:date>, <text:time>21:32:5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9-07T21:32:54.66</dc:date>
    <meta:editing-duration>PT11H4M36S</meta:editing-duration>
    <meta:editing-cycles>62</meta:editing-cycles>
    <meta:generator>OpenOffice/4.1.3$Win32 OpenOffice.org_project/413m1$Build-9783</meta:generator>
    <meta:document-statistic meta:table-count="3" meta:cell-count="889" meta:object-count="0"/>
  </office:meta>
</office:document-meta>
</file>